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arial" svg:font-family="arial, sans-serif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75e1d" officeooo:paragraph-rsid="00175e1d"/>
    </style:style>
    <style:style style:name="P2" style:family="paragraph" style:parent-style-name="Text_20_body">
      <style:text-properties officeooo:rsid="001e073d" officeooo:paragraph-rsid="001e073d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en" fo:country="US" officeooo:rsid="00220477" officeooo:paragraph-rsid="00220477"/>
    </style:style>
    <style:style style:name="P5" style:family="paragraph" style:parent-style-name="Text_20_body">
      <style:text-properties fo:language="en" fo:country="US" officeooo:rsid="00255c32" officeooo:paragraph-rsid="00255c32"/>
    </style:style>
    <style:style style:name="P6" style:family="paragraph" style:parent-style-name="Source_20_Code">
      <style:text-properties officeooo:rsid="001a4a6f" officeooo:paragraph-rsid="001a4a6f"/>
    </style:style>
    <style:style style:name="P7" style:family="paragraph" style:parent-style-name="Source_20_Code">
      <style:text-properties fo:language="en" fo:country="US"/>
    </style:style>
    <style:style style:name="P8" style:family="paragraph" style:parent-style-name="Source_20_Code">
      <style:text-properties fo:language="en" fo:country="US" officeooo:rsid="00220477" officeooo:paragraph-rsid="00255c32"/>
    </style:style>
    <style:style style:name="P9" style:family="paragraph" style:parent-style-name="Source_20_Code">
      <style:text-properties fo:language="en" fo:country="US" officeooo:rsid="00220477" officeooo:paragraph-rsid="00220477"/>
    </style:style>
    <style:style style:name="P10" style:family="paragraph" style:parent-style-name="Source_20_Code">
      <style:text-properties officeooo:rsid="00192964"/>
    </style:style>
    <style:style style:name="P11" style:family="paragraph" style:parent-style-name="Source_20_Code">
      <style:text-properties officeooo:rsid="001c8e93" officeooo:paragraph-rsid="001c8e93"/>
    </style:style>
    <style:style style:name="P12" style:family="paragraph" style:parent-style-name="Source_20_Code">
      <style:text-properties officeooo:rsid="001af452" officeooo:paragraph-rsid="001af452"/>
    </style:style>
    <style:style style:name="P13" style:family="paragraph" style:parent-style-name="Source_20_Code">
      <style:text-properties officeooo:rsid="00214b02" officeooo:paragraph-rsid="00214b02"/>
    </style:style>
    <style:style style:name="P14" style:family="paragraph" style:parent-style-name="Source_20_Code">
      <style:text-properties officeooo:rsid="001e073d"/>
    </style:style>
    <style:style style:name="P15" style:family="paragraph" style:parent-style-name="Source_20_Code">
      <style:text-properties officeooo:rsid="001e073d" officeooo:paragraph-rsid="001e073d"/>
    </style:style>
    <style:style style:name="P16" style:family="paragraph" style:parent-style-name="Source_20_Code">
      <style:text-properties officeooo:rsid="0020068d"/>
    </style:style>
    <style:style style:name="P17" style:family="paragraph" style:parent-style-name="Source_20_Code">
      <style:text-properties officeooo:rsid="0029ee09" officeooo:paragraph-rsid="0029ee09"/>
    </style:style>
    <style:style style:name="P18" style:family="paragraph" style:parent-style-name="Standard">
      <style:text-properties fo:language="en" fo:country="US" fo:font-weight="normal" officeooo:paragraph-rsid="0027ce0c" style:font-weight-asian="normal" style:font-weight-complex="normal"/>
    </style:style>
    <style:style style:name="P19" style:family="paragraph" style:parent-style-name="Heading_20_1">
      <style:text-properties officeooo:rsid="00116547"/>
    </style:style>
    <style:style style:name="P20" style:family="paragraph" style:parent-style-name="Heading_20_2">
      <style:text-properties officeooo:rsid="0013382e" officeooo:paragraph-rsid="0013382e"/>
    </style:style>
    <style:style style:name="P21" style:family="paragraph" style:parent-style-name="Heading_20_2">
      <style:text-properties officeooo:rsid="001253dd"/>
    </style:style>
    <style:style style:name="P22" style:family="paragraph" style:parent-style-name="Heading_20_2">
      <style:text-properties fo:language="en" fo:country="US"/>
    </style:style>
    <style:style style:name="P23" style:family="paragraph" style:parent-style-name="Heading_20_2">
      <style:text-properties officeooo:rsid="00192964"/>
    </style:style>
    <style:style style:name="P24" style:family="paragraph" style:parent-style-name="Heading_20_2">
      <style:text-properties officeooo:rsid="001e073d"/>
    </style:style>
    <style:style style:name="P25" style:family="paragraph" style:parent-style-name="Heading_20_2">
      <style:text-properties officeooo:rsid="0020068d"/>
    </style:style>
    <style:style style:name="P26" style:family="paragraph" style:parent-style-name="Heading_20_2">
      <style:text-properties officeooo:rsid="0027ce0c"/>
    </style:style>
    <style:style style:name="P27" style:family="paragraph" style:parent-style-name="Heading_20_2">
      <style:text-properties officeooo:rsid="002cdd2f" officeooo:paragraph-rsid="002cdd2f"/>
    </style:style>
    <style:style style:name="P28" style:family="paragraph" style:parent-style-name="Heading_20_3">
      <style:text-properties fo:language="en" fo:country="US" fo:font-weight="bold" officeooo:rsid="0027ce0c" style:font-weight-asian="bold" style:font-weight-complex="bold"/>
    </style:style>
    <style:style style:name="P29" style:family="paragraph" style:parent-style-name="Source_20_Code">
      <style:text-properties officeooo:paragraph-rsid="002cdd2f"/>
    </style:style>
    <style:style style:name="P30" style:family="paragraph" style:parent-style-name="Source_20_Code">
      <style:text-properties officeooo:paragraph-rsid="002e0f8d"/>
    </style:style>
    <style:style style:name="P31" style:family="paragraph" style:parent-style-name="Text_20_body">
      <style:text-properties officeooo:rsid="002cdd2f" officeooo:paragraph-rsid="002cdd2f"/>
    </style:style>
    <style:style style:name="T1" style:family="text">
      <style:text-properties officeooo:rsid="001ab273"/>
    </style:style>
    <style:style style:name="T2" style:family="text">
      <style:text-properties officeooo:rsid="001ae693"/>
    </style:style>
    <style:style style:name="T3" style:family="text">
      <style:text-properties officeooo:rsid="001c8e93"/>
    </style:style>
    <style:style style:name="T4" style:family="text">
      <style:text-properties officeooo:rsid="0027ce0c"/>
    </style:style>
    <style:style style:name="T5" style:family="text">
      <style:text-properties officeooo:rsid="002cdd2f"/>
    </style:style>
    <style:style style:name="T6" style:family="text">
      <style:text-properties officeooo:rsid="002e0f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text:span text:style-name="T2">Platform</text:span> installation</text:h>
      <text:h text:style-name="P20" text:outline-level="2">Clone repository</text:h>
      <text:p text:style-name="P29"># git clon<text:span text:style-name="T1">e https://labcom.inf.ufrgs.br/git/Aurora/Aurora.git</text:span></text:p>
      <text:h text:style-name="P21" text:outline-level="2">Install platform dependencies</text:h>
      <text:p text:style-name="P9"># sudo apt-get update</text:p>
      <text:p text:style-name="P7"># sudo apt-get install apache2</text:p>
      <text:p text:style-name="Source_20_Code"># sudo apt-get install php5</text:p>
      <text:p text:style-name="Source_20_Code"># sudo apt-get install mysql-server</text:p>
      <text:p text:style-name="Source_20_Code"># sudo apt-get install phpmyadmin</text:p>
      <text:p text:style-name="Source_20_Code"># sudo apt-get install python-django</text:p>
      <text:p text:style-name="P6"># sudo apt-get install python-django-social-auth</text:p>
      <text:p text:style-name="Source_20_Code"># sudo apt-get install python-mysqldb</text:p>
      <text:p text:style-name="Source_20_Code"># sudo apt-get install python-pygments</text:p>
      <text:p text:style-name="P12"># sudo apt-get install python-libvirt</text:p>
      <text:p text:style-name="P13"># sudo apt-get install websockify</text:p>
      <text:h text:style-name="P21" text:outline-level="2">Apache configuration for mod_wsgi</text:h>
      <text:p text:style-name="P7"># sudo apt-get install libapache2-mod-wsgi</text:p>
      <text:p text:style-name="P7"># sudo cp Aurora/extras/apache/aurora.conf /etc/apache2/conf.d</text:p>
      <text:p text:style-name="P7"># sudo service apache2 restart</text:p>
      <text:p text:style-name="P7"/>
      <text:p text:style-name="P3">Note: Editing aurora.conf to match your local directory settings may be required.</text:p>
      <text:h text:style-name="Heading_20_2" text:outline-level="2">Apache configuration for HTTPS access:</text:h>
      <text:p text:style-name="Source_20_Code"># cd /etc/apache2/sites-enabled</text:p>
      <text:p text:style-name="Source_20_Code"># sudo ln -s ../sites-available/default-ssl 000-default-ssl</text:p>
      <text:p text:style-name="Source_20_Code"/>
      <text:p text:style-name="P4">If ssl modules are not already enabled then:</text:p>
      <text:p text:style-name="Source_20_Code"># cd /etc/apache2/mods-enabled</text:p>
      <text:p text:style-name="Source_20_Code"># sudo ln -s ../mods-available/ssl.conf ssl.conf</text:p>
      <text:p text:style-name="Source_20_Code"># sudo ln -s ../mods-available/ssl.load ssl.load</text:p>
      <text:p text:style-name="Source_20_Code"/>
      <text:p text:style-name="P5">Restart apache again:</text:p>
      <text:p text:style-name="P8"># sudo service apache2 restart</text:p>
      <text:h text:style-name="P22" text:outline-level="2">Setup database</text:h>
      <text:p text:style-name="P1">Execute the following SQL code to create a user and database for Aurora. Configure your DATABASES variable at settings.py file accordingly.</text:p>
      <text:p text:style-name="Source_20_Code">CREATE USER 'aurora'@'localhost' IDENTIFIED BY '***';</text:p>
      <text:p text:style-name="Source_20_Code">GRANT USAGE ON *.* TO 'aurora'@'localhost' IDENTIFIED BY '***' WITH MAX_QUERIES_PER_HOUR 0 MAX_CONNECTIONS_PER_HOUR 0 MAX_UPDATES_PER_HOUR 0 MAX_USER_CONNECTIONS 0;</text:p>
      <text:p text:style-name="Source_20_Code">CREATE DATABASE IF NOT EXISTS `aurora`;</text:p>
      <text:p text:style-name="Source_20_Code">GRANT ALL PRIVILEGES ON `aurora`.* TO 'aurora'@'localhost';</text:p>
      <text:h text:style-name="P27" text:outline-level="2"><text:soft-page-break/>Configure your local_settings.py</text:h>
      <text:p text:style-name="P31">If you want to edit local django settings and avoid <text:span text:style-name="T6">conflicts when pushing back modifications, create a local_settins.py file (this file is included in .gitignore).</text:span></text:p>
      <text:p text:style-name="Source_20_Code">import settings</text:p>
      <text:p text:style-name="Source_20_Code">settings.DATABASES['default']['PASSWORD'] = '<text:span text:style-name="T6">yourmysqlpwd</text:span>'</text:p>
      <text:p text:style-name="Source_20_Code">settings.STATIC_ROOT = '/home/<text:span text:style-name="T6">user</text:span>/Aurora/static/'</text:p>
      <text:p text:style-name="P30">settings.MEDIA_ROOT = '/home/<text:span text:style-name="T6">user</text:span>/Aurora/manager/'</text:p>
      <text:p text:style-name="P30">settings.LOGGING['handlers']['file']['filename'] = '/home/<text:span text:style-name="T6">user</text:span>/Aurora/logs/main.log'</text:p>
      <text:p text:style-name="Source_20_Code"/>
      <text:p text:style-name="Source_20_Code">settings.ADMINS = (</text:p>
      <text:p text:style-name="Source_20_Code"><text:s text:c="3"/>('<text:span text:style-name="T6">You</text:span>', '<text:span text:style-name="T6">you</text:span>@<text:span text:style-name="T6">yoursite.com</text:span>'),</text:p>
      <text:p text:style-name="Source_20_Code">)</text:p>
      <text:h text:style-name="P23" text:outline-level="2">Sync Django database <text:span text:style-name="T3">and cache table</text:span></text:h>
      <text:p text:style-name="P10"># cd Aurora</text:p>
      <text:p text:style-name="P10"># python manage.py syncdb</text:p>
      <text:p text:style-name="P11"># python manage.py createcachetable aurora_cache</text:p>
      <text:h text:style-name="P24" text:outline-level="2">Create ssh keys to manage hosts</text:h>
      <text:p text:style-name="P14"># sudo mkdir /var/www/.ssh</text:p>
      <text:p text:style-name="P15"># sudo ssh-keygen -t rsa -f /var/www/.ssh/id_rsa </text:p>
      <text:p text:style-name="P15"># sudo chown -R www-data.www-data /var/www/.ssh/</text:p>
      <text:p text:style-name="P15"># sudo chmod 700 /var/www/.ssh/</text:p>
      <text:p text:style-name="P15"># sudo chmod 600 /var/www/.ssh/id_rsa </text:p>
      <text:p text:style-name="P15"/>
      <text:p text:style-name="P2">Note: Copy this key into /root/.ssh of managed hosts.</text:p>
      <text:h text:style-name="P25" text:outline-level="2">Set permissions to images directory</text:h>
      <text:p text:style-name="P16"># sudo chmod a+r /var/lib/libvirt/images</text:p>
      <text:p text:style-name="P16"># sudo chown -R www-data.www-data /var/lib/libvirt/images</text:p>
      <text:h text:style-name="P26" text:outline-level="2">Setup OpenFlow Controller</text:h>
      <text:h text:style-name="P28" text:outline-level="3">Install POX</text:h>
      <text:p text:style-name="Text_20_body">Clone from git repository</text:p>
      <text:p text:style-name="Source_20_Code"># git clone <text:a xlink:type="simple" xlink:href="https://github.com/noxrepo/pox.git">https://github.com/noxrepo/pox.git</text:a></text:p>
      <text:p text:style-name="P18"/>
      <text:p text:style-name="Text_20_body">Copy the hyfsswitch application folder into the pox folder <text:span text:style-name="T4">or create a symbolic link </text:span>(the application is available at the extras folder in <text:span text:style-name="T4">Aurora</text:span>)</text:p>
      <text:p text:style-name="Source_20_Code"># cd ~/pox</text:p>
      <text:p text:style-name="Source_20_Code"># cp -R &lt;<text:span text:style-name="T4">Aurora/extras/pox/hyfs</text:span>&gt; pox</text:p>
      <text:p text:style-name="Standard"/>
      <text:p text:style-name="Text_20_body">* Creating only a symbolic link inside the pox folder should also do the job.</text:p>
      <text:p text:style-name="Text_20_body">To run pox controller type</text:p>
      <text:p text:style-name="Source_20_Code"># ./pox.py --verbose web.webcore hyfs.hyfsswitch</text:p>
      <text:p text:style-name="Source_20_Code"/>
      <text:p text:style-name="P17"><text:soft-page-break/>sudo ovs-vsctl add-br virbr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arial" svg:font-family="arial, sans-serif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1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Code" style:display-name="Source Code" style:family="paragraph" style:parent-style-name="Standard" style:class="text">
      <style:paragraph-properties fo:margin-left="0.762cm" fo:margin-right="0cm" fo:text-indent="0cm" style:auto-text-indent="false">
        <style:tab-stops/>
      </style:paragraph-properties>
      <style:text-properties style:font-name="Courier New" fo:font-size="12pt" fo:language="en" fo:country="US" officeooo:rsid="000bb950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o Wickboldt</meta:initial-creator>
    <meta:creation-date>2013-07-18T09:14:41</meta:creation-date>
    <dc:date>2013-09-26T09:25:17.105000000</dc:date>
    <meta:editing-duration>PT17H51M11S</meta:editing-duration>
    <meta:editing-cycles>17</meta:editing-cycles>
    <meta:generator>LibreOffice/4.1.0.4$Windows_x86 LibreOffice_project/89ea49ddacd9aa532507cbf852f2bb22b1ace28</meta:generator>
    <meta:document-statistic meta:table-count="0" meta:image-count="0" meta:object-count="0" meta:page-count="3" meta:paragraph-count="70" meta:word-count="400" meta:character-count="3077" meta:non-whitespace-character-count="2743"/>
  </office:meta>
</office:document-meta>
</file>